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1e14a6" officeooo:paragraph-rsid="00240acc" style:font-weight-asian="bold" style:font-weight-complex="bold"/>
    </style:style>
    <style:style style:name="P4" style:family="paragraph" style:parent-style-name="Standard">
      <style:text-properties style:font-name="Times New Roman" fo:font-weight="bold" officeooo:rsid="007cf309" officeooo:paragraph-rsid="007cf309" style:font-weight-asian="bold" style:font-weight-complex="bold"/>
    </style:style>
    <style:style style:name="P5" style:family="paragraph" style:parent-style-name="Table_20_Contents">
      <style:text-properties style:font-name="Times New Roman" fo:font-weight="bold" officeooo:rsid="006f35b3" officeooo:paragraph-rsid="006f35b3" style:font-weight-asian="bold" style:font-weight-complex="bold"/>
    </style:style>
    <style:style style:name="P6" style:family="paragraph" style:parent-style-name="Standard">
      <style:text-properties style:font-name="Times New Roman" fo:font-weight="bold" officeooo:rsid="00206516" officeooo:paragraph-rsid="00803dab" style:font-weight-asian="bold" style:font-weight-complex="bold"/>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Table_20_Contents">
      <style:text-properties style:font-name="Times New Roman" officeooo:rsid="00240acc" officeooo:paragraph-rsid="00240acc"/>
    </style:style>
    <style:style style:name="P9" style:family="paragraph" style:parent-style-name="Table_20_Contents">
      <style:text-properties style:font-name="Times New Roman" officeooo:rsid="006f35b3" officeooo:paragraph-rsid="006f35b3"/>
    </style:style>
    <style:style style:name="P10" style:family="paragraph" style:parent-style-name="Table_20_Contents">
      <style:text-properties style:font-name="Times New Roman" officeooo:rsid="007b3e59" officeooo:paragraph-rsid="007b3e59"/>
    </style:style>
    <style:style style:name="P11"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3"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4" style:family="paragraph" style:parent-style-name="Standard">
      <style:text-properties style:font-name="Times New Roman" officeooo:paragraph-rsid="008b1937"/>
    </style:style>
    <style:style style:name="P15" style:family="paragraph" style:parent-style-name="Standard">
      <style:text-properties style:text-underline-style="none" fo:font-weight="normal" officeooo:rsid="007cf309" officeooo:paragraph-rsid="007cf309" style:font-weight-asian="normal" style:font-weight-complex="normal"/>
    </style:style>
    <style:style style:name="P16" style:family="paragraph" style:parent-style-name="Standard">
      <style:text-properties style:text-underline-style="none" fo:font-weight="normal" officeooo:rsid="007cf309" officeooo:paragraph-rsid="00819e18" style:font-weight-asian="normal" style:font-weight-complex="normal"/>
    </style:style>
    <style:style style:name="P17" style:family="paragraph" style:parent-style-name="Standard">
      <style:text-properties style:text-underline-style="none" fo:font-weight="normal" officeooo:rsid="008e8285" officeooo:paragraph-rsid="00819e18" style:font-weight-asian="normal" style:font-weight-complex="normal"/>
    </style:style>
    <style:style style:name="P18" style:family="paragraph" style:parent-style-name="Standard">
      <style:text-properties style:text-underline-style="none" fo:font-weight="normal" officeooo:rsid="008d6bbc" officeooo:paragraph-rsid="00819e18" style:font-weight-asian="normal" style:font-weight-complex="normal"/>
    </style:style>
    <style:style style:name="P19" style:family="paragraph" style:parent-style-name="Standard">
      <style:text-properties style:text-underline-style="none" fo:font-weight="normal" officeooo:rsid="00820e8d" officeooo:paragraph-rsid="008b1937" style:font-weight-asian="normal" style:font-weight-complex="normal"/>
    </style:style>
    <style:style style:name="P20" style:family="paragraph" style:parent-style-name="Standard">
      <style:text-properties style:text-underline-style="solid" style:text-underline-width="auto" style:text-underline-color="font-color" fo:font-weight="bold" officeooo:rsid="007cf309" officeooo:paragraph-rsid="00819e18"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8e8285" officeooo:paragraph-rsid="00819e18" style:font-weight-asian="bold" style:font-weight-complex="bold"/>
    </style:style>
    <style:style style:name="P22" style:family="paragraph" style:parent-style-name="Standard">
      <style:text-properties officeooo:paragraph-rsid="00819e18"/>
    </style:style>
    <style:style style:name="P23" style:family="paragraph" style:parent-style-name="Standard">
      <style:text-properties fo:font-style="italic" style:text-underline-style="none" fo:font-weight="normal" officeooo:rsid="007cf309" officeooo:paragraph-rsid="00819e18" style:font-style-asian="italic" style:font-weight-asian="normal" style:font-style-complex="italic" style:font-weight-complex="normal"/>
    </style:style>
    <style:style style:name="P24" style:family="paragraph" style:parent-style-name="Text_20_body">
      <style:text-properties fo:font-style="italic" officeooo:paragraph-rsid="00819e18" style:font-style-asian="italic" style:font-style-complex="italic"/>
    </style:style>
    <style:style style:name="P25" style:family="paragraph" style:parent-style-name="Text_20_body">
      <style:paragraph-properties fo:margin-top="0in" fo:margin-bottom="0in" style:contextual-spacing="false"/>
    </style:style>
    <style:style style:name="P26" style:family="paragraph" style:parent-style-name="Text_20_body">
      <style:text-properties officeooo:paragraph-rsid="0084c9ea"/>
    </style:style>
    <style:style style:name="P27" style:family="paragraph" style:parent-style-name="Standard" style:list-style-name="L1">
      <style:text-properties style:text-underline-style="none" fo:font-weight="normal" officeooo:rsid="007cf309" officeooo:paragraph-rsid="00819e18" style:font-weight-asian="normal" style:font-weight-complex="normal"/>
    </style:style>
    <style:style style:name="P28" style:family="paragraph" style:parent-style-name="Standard" style:list-style-name="L2">
      <style:text-properties style:text-underline-style="none" fo:font-weight="normal" officeooo:rsid="0083fd6e" officeooo:paragraph-rsid="00819e18" style:font-weight-asian="normal" style:font-weight-complex="normal"/>
    </style:style>
    <style:style style:name="P29" style:family="paragraph" style:parent-style-name="Standard" style:list-style-name="L2">
      <style:text-properties style:text-underline-style="none" fo:font-weight="normal" officeooo:rsid="00885a89" officeooo:paragraph-rsid="00819e18" style:font-weight-asian="normal" style:font-weight-complex="normal"/>
    </style:style>
    <style:style style:name="P30" style:family="paragraph" style:parent-style-name="Standard" style:list-style-name="L5">
      <style:text-properties style:text-underline-style="none" fo:font-weight="normal" officeooo:rsid="008d4cdd" officeooo:paragraph-rsid="00819e18" style:font-weight-asian="normal" style:font-weight-complex="normal"/>
    </style:style>
    <style:style style:name="P31" style:family="paragraph" style:parent-style-name="Standard">
      <style:paragraph-properties fo:text-align="justify" style:justify-single-word="false"/>
      <style:text-properties style:font-name="Times New Roman" officeooo:paragraph-rsid="0090215f"/>
    </style:style>
    <style:style style:name="P32" style:family="paragraph" style:parent-style-name="Text_20_body" style:list-style-name="L3">
      <style:paragraph-properties fo:margin-top="0in" fo:margin-bottom="0in" style:contextual-spacing="false"/>
      <style:text-properties officeooo:paragraph-rsid="0083086d"/>
    </style:style>
    <style:style style:name="P33" style:family="paragraph" style:parent-style-name="Text_20_body" style:list-style-name="L3">
      <style:paragraph-properties fo:margin-top="0in" fo:margin-bottom="0in" style:contextual-spacing="false"/>
    </style:style>
    <style:style style:name="P34" style:family="paragraph" style:parent-style-name="Text_20_body" style:list-style-name="L3">
      <style:paragraph-properties fo:margin-top="0in" fo:margin-bottom="0in" style:contextual-spacing="false"/>
      <style:text-properties officeooo:paragraph-rsid="0084c9ea"/>
    </style:style>
    <style:style style:name="P35" style:family="paragraph" style:parent-style-name="Text_20_body" style:list-style-name="L3">
      <style:paragraph-properties fo:margin-top="0in" fo:margin-bottom="0in" style:contextual-spacing="false"/>
      <style:text-properties officeooo:rsid="0083086d" officeooo:paragraph-rsid="0083086d"/>
    </style:style>
    <style:style style:name="P36" style:family="paragraph" style:parent-style-name="Text_20_body" style:list-style-name="L4">
      <style:paragraph-properties fo:margin-top="0in" fo:margin-bottom="0in" style:contextual-spacing="false"/>
      <style:text-properties officeooo:rsid="0083086d" officeooo:paragraph-rsid="0084c9ea"/>
    </style:style>
    <style:style style:name="P37" style:family="paragraph" style:parent-style-name="Text_20_body" style:list-style-name="L4">
      <style:paragraph-properties fo:margin-top="0in" fo:margin-bottom="0in" style:contextual-spacing="false"/>
      <style:text-properties officeooo:paragraph-rsid="0084c9ea"/>
    </style:style>
    <style:style style:name="T1" style:family="text">
      <style:text-properties fo:font-weight="bold" style:font-weight-asian="bold" style:font-weight-complex="bold"/>
    </style:style>
    <style:style style:name="T2" style:family="text">
      <style:text-properties fo:font-weight="bold" officeooo:rsid="00146369" style:font-weight-asian="bold" style:font-weight-complex="bold"/>
    </style:style>
    <style:style style:name="T3" style:family="text">
      <style:text-properties fo:font-weight="bold" officeooo:rsid="007c68e3" style:font-weight-asian="bold" style:font-weight-complex="bold"/>
    </style:style>
    <style:style style:name="T4" style:family="text">
      <style:text-properties fo:font-weight="bold" officeooo:rsid="002455a7" style:font-weight-asian="bold" style:font-weight-complex="bold"/>
    </style:style>
    <style:style style:name="T5" style:family="text">
      <style:text-properties officeooo:rsid="00700794"/>
    </style:style>
    <style:style style:name="T6" style:family="text">
      <style:text-properties officeooo:rsid="0079bd7d"/>
    </style:style>
    <style:style style:name="T7" style:family="text">
      <style:text-properties fo:font-weight="normal" style:font-weight-asian="normal" style:font-weight-complex="normal"/>
    </style:style>
    <style:style style:name="T8" style:family="text">
      <style:text-properties fo:font-weight="normal" officeooo:rsid="00207eef" style:font-weight-asian="normal" style:font-weight-complex="normal"/>
    </style:style>
    <style:style style:name="T9" style:family="text">
      <style:text-properties fo:font-weight="normal" officeooo:rsid="00146369" style:font-weight-asian="normal" style:font-weight-complex="normal"/>
    </style:style>
    <style:style style:name="T10" style:family="text">
      <style:text-properties fo:font-weight="normal" officeooo:rsid="002455a7" style:font-weight-asian="normal" style:font-weight-complex="normal"/>
    </style:style>
    <style:style style:name="T11" style:family="text">
      <style:text-properties fo:font-weight="normal" officeooo:rsid="007c68e3" style:font-weight-asian="normal" style:font-weight-complex="normal"/>
    </style:style>
    <style:style style:name="T12" style:family="text">
      <style:text-properties fo:font-weight="normal" officeooo:rsid="007ebe03" style:font-weight-asian="normal" style:font-weight-complex="normal"/>
    </style:style>
    <style:style style:name="T13" style:family="text">
      <style:text-properties fo:font-weight="normal" officeooo:rsid="0083086d" style:font-weight-asian="normal" style:font-weight-complex="normal"/>
    </style:style>
    <style:style style:name="T14" style:family="text">
      <style:text-properties fo:font-weight="normal" officeooo:rsid="0084c9ea" style:font-weight-asian="normal" style:font-weight-complex="normal"/>
    </style:style>
    <style:style style:name="T15" style:family="text">
      <style:text-properties fo:font-weight="normal" officeooo:rsid="0089d98d" style:font-weight-asian="normal" style:font-weight-complex="normal"/>
    </style:style>
    <style:style style:name="T16" style:family="text">
      <style:text-properties fo:font-weight="normal" officeooo:rsid="00994a39" style:font-weight-asian="normal" style:font-weight-complex="normal"/>
    </style:style>
    <style:style style:name="T17" style:family="text">
      <style:text-properties officeooo:rsid="007c68e3"/>
    </style:style>
    <style:style style:name="T18" style:family="text">
      <style:text-properties officeooo:rsid="007cf309"/>
    </style:style>
    <style:style style:name="T19" style:family="text">
      <style:text-properties officeooo:rsid="00849138"/>
    </style:style>
    <style:style style:name="T20" style:family="text">
      <style:text-properties officeooo:rsid="00803dab"/>
    </style:style>
    <style:style style:name="T21" style:family="text">
      <style:text-properties officeooo:rsid="00821b0d"/>
    </style:style>
    <style:style style:name="T22" style:family="text">
      <style:text-properties officeooo:rsid="00847234"/>
    </style:style>
    <style:style style:name="T23" style:family="text">
      <style:text-properties officeooo:rsid="00879a2c"/>
    </style:style>
    <style:style style:name="T24" style:family="text">
      <style:text-properties officeooo:rsid="0083507b"/>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bold" officeooo:rsid="007cf309" style:font-weight-asian="bold" style:font-weight-complex="bold"/>
    </style:style>
    <style:style style:name="T27" style:family="text">
      <style:text-properties style:text-underline-style="solid" style:text-underline-width="auto" style:text-underline-color="font-color" fo:font-weight="bold" officeooo:rsid="00821b0d" style:font-weight-asian="bold" style:font-weight-complex="bold"/>
    </style:style>
    <style:style style:name="T28" style:family="text">
      <style:text-properties style:text-underline-style="solid" style:text-underline-width="auto" style:text-underline-color="font-color" fo:font-weight="bold" officeooo:rsid="00879ff6" style:font-weight-asian="bold" style:font-weight-complex="bold"/>
    </style:style>
    <style:style style:name="T29" style:family="text">
      <style:text-properties style:text-underline-style="solid" style:text-underline-width="auto" style:text-underline-color="font-color" fo:font-weight="bold" officeooo:rsid="008d4cdd" style:font-weight-asian="bold" style:font-weight-complex="bold"/>
    </style:style>
    <style:style style:name="T30" style:family="text">
      <style:text-properties style:text-underline-style="solid" style:text-underline-width="auto" style:text-underline-color="font-color" fo:font-weight="bold" officeooo:rsid="008bb716" style:font-weight-asian="bold" style:font-weight-complex="bold"/>
    </style:style>
    <style:style style:name="T31" style:family="text">
      <style:text-properties style:text-underline-style="solid" style:text-underline-width="auto" style:text-underline-color="font-color" fo:font-weight="bold" officeooo:rsid="008d21f8" style:font-weight-asian="bold" style:font-weight-complex="bold"/>
    </style:style>
    <style:style style:name="T32" style:family="text">
      <style:text-properties style:text-underline-style="none" fo:font-weight="normal" officeooo:rsid="00885a89" style:font-weight-asian="normal" style:font-weight-complex="normal"/>
    </style:style>
    <style:style style:name="T33" style:family="text">
      <style:text-properties officeooo:rsid="00885a89"/>
    </style:style>
    <style:style style:name="T34" style:family="text">
      <style:text-properties officeooo:rsid="0085c4da"/>
    </style:style>
    <style:style style:name="T35" style:family="text">
      <style:text-properties officeooo:rsid="00819e18"/>
    </style:style>
    <style:style style:name="T36" style:family="text">
      <style:text-properties officeooo:rsid="00829c22"/>
    </style:style>
    <style:style style:name="T37" style:family="text">
      <style:text-properties officeooo:rsid="0083086d"/>
    </style:style>
    <style:style style:name="T38" style:family="text">
      <style:text-properties officeooo:rsid="008342b6"/>
    </style:style>
    <style:style style:name="T39" style:family="text">
      <style:text-properties officeooo:rsid="0084c9ea"/>
    </style:style>
    <style:style style:name="T40" style:family="text">
      <style:text-properties officeooo:rsid="0087f19c"/>
    </style:style>
    <style:style style:name="T41" style:family="text">
      <style:text-properties officeooo:rsid="00893e56"/>
    </style:style>
    <style:style style:name="T42" style:family="text">
      <style:text-properties officeooo:rsid="008c0e4f"/>
    </style:style>
    <style:style style:name="T43" style:family="text">
      <style:text-properties officeooo:rsid="0089cba4"/>
    </style:style>
    <style:style style:name="T44" style:family="text">
      <style:text-properties officeooo:rsid="008aeaed"/>
    </style:style>
    <style:style style:name="T45" style:family="text">
      <style:text-properties officeooo:rsid="008b1937"/>
    </style:style>
    <style:style style:name="T46" style:family="text">
      <style:text-properties officeooo:rsid="008bb716"/>
    </style:style>
    <style:style style:name="T47" style:family="text">
      <style:text-properties officeooo:rsid="008d21f8"/>
    </style:style>
    <style:style style:name="T48" style:family="text">
      <style:text-properties officeooo:rsid="008fb19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Exam 1</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6">Terminología Especializada en <text:span text:style-name="T19">Documentos de </text:span>Tecnología e Ingeniería</text:p>
          </table:table-cell>
        </table:table-row>
        <table:table-row>
          <table:table-cell table:style-name="Table1.A1" office:value-type="string">
            <text:p text:style-name="P8">Course ID:</text:p>
          </table:table-cell>
          <table:table-cell table:style-name="Table1.A1" office:value-type="string">
            <text:p text:style-name="P3">IT062<text:span text:style-name="T20">7</text:span><text:span text:style-name="T6"> </text:span><text:span text:style-name="T17">(Marron, 25-2)</text:span></text:p>
          </table:table-cell>
        </table:table-row>
        <table:table-row>
          <table:table-cell table:style-name="Table1.A1" office:value-type="string">
            <text:p text:style-name="P9">Cohort <text:span text:style-name="T5">ID</text:span>:</text:p>
          </table:table-cell>
          <table:table-cell table:style-name="Table1.A1" office:value-type="string">
            <text:p text:style-name="P5">6A<text:span text:style-name="T20">2</text:span></text:p>
          </table:table-cell>
        </table:table-row>
        <table:table-row>
          <table:table-cell table:style-name="Table1.A1" office:value-type="string">
            <text:p text:style-name="P10"><text:span text:style-name="T18">Exam </text:span>Date:</text:p>
          </table:table-cell>
          <table:table-cell table:style-name="Table1.A1" office:value-type="string">
            <text:p text:style-name="P4">1<text:span text:style-name="T20">3</text:span> Feb 2025</text:p>
          </table:table-cell>
        </table:table-row>
      </table:table>
      <text:p text:style-name="P2"/>
      <text:p text:style-name="P31"><text:span text:style-name="T2">General </text:span><text:span text:style-name="T4">Instructions: </text:span><text:span text:style-name="T11">Print</text:span><text:span text:style-name="T3"> </text:span><text:span text:style-name="T8">your name in the upper right-hand corner </text:span><text:span text:style-name="T16">of this paper</text:span><text:span text:style-name="T8">. </text:span><text:span text:style-name="T9">Read each item carefully. Be sure that you understand exactly what is being asked of you. </text:span><text:span text:style-name="T10">Begin your answers on the backside of this paper </text:span><text:span text:style-name="T16">if possible </text:span><text:span text:style-name="T12">and a</text:span><text:span text:style-name="T10">dd extra sheets of paper as needed. Be sure to write your name on any </text:span><text:span text:style-name="T16">and all </text:span><text:span text:style-name="T10">extra sheets of paper. </text:span><text:span text:style-name="T12">S</text:span><text:span text:style-name="T10">taple all exam papers together when you are finished.</text:span></text:p>
      <text:p text:style-name="P12"/>
      <text:p text:style-name="P7"><text:span text:style-name="T9">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7">you.</text:span></text:p>
      <text:p text:style-name="P13"/>
      <text:p text:style-name="P14">This is a closed book exam. <text:span text:style-name="T41">Attempt to answer all questions, </text:span><text:span text:style-name="T42">eve</text:span><text:span text:style-name="T41">n if you are uncertain. Whenever possible, provide answers in bullet list format with complete content. </text:span><text:span text:style-name="T43">Tasks will be evaluated by sub-tasks. Three (3) points are available for each sub-task: Accuracy </text:span><text:span text:style-name="T44">(</text:span><text:span text:style-name="T43">1 pt), Completeness (1 pt), and Sufficiency (1 pt). </text:span><text:span text:style-name="T44">Points will be awarded in 0.1 increments. </text:span><text:span text:style-name="T45">Answer in English unless requested to do </text:span><text:span text:style-name="T48">so </text:span><text:span text:style-name="T45">otherwise.</text:span></text:p>
      <text:p text:style-name="P15"/>
      <text:p text:style-name="P20">Task 1 <text:span text:style-name="T46">(6 pts)</text:span></text:p>
      <text:p text:style-name="P19"><text:span text:style-name="T41">Briefly summarize </text:span>your paper on the history of a <text:span text:style-name="T45">scientific </text:span>discipline in Mexico. <text:span text:style-name="T41">R</text:span>ecount the <text:span text:style-name="T41">general </text:span>history of the <text:span text:style-name="T45">scientific </text:span>field <text:span text:style-name="T23">you selected, </text:span>but focus on the present state of the discipline <text:span text:style-name="T22">in Mexico</text:span>. </text:p>
      <text:p text:style-name="P19"/>
      <text:p text:style-name="P20">Task <text:span text:style-name="T21">2 </text:span><text:span text:style-name="T46">(6 pts)</text:span></text:p>
      <text:p text:style-name="P16"><text:span text:style-name="T24">Describe the </text:span>mental process that engineers and scientists use to solve a problem. More specifically, </text:p>
      <text:list xml:id="list1481506565" text:style-name="L1">
        <text:list-item>
          <text:p text:style-name="P27"><text:span text:style-name="T40">W</text:span>hat is a first step that engineers and scientists are likely to take?</text:p>
        </text:list-item>
        <text:list-item>
          <text:p text:style-name="P27">What are the accepted foundations for conceptualizing a problem? </text:p>
        </text:list-item>
        <text:list-item>
          <text:p text:style-name="P27">What ASSUMPTIONS are made, consciously or not, when engineers and scientists begin modeling a problem?</text:p>
        </text:list-item>
        <text:list-item>
          <text:p text:style-name="P27">Wh<text:span text:style-name="T40">y</text:span> are models useful for reaching a solution to a problem?</text:p>
        </text:list-item>
      </text:list>
      <text:p text:style-name="P16"/>
      <text:p text:style-name="P22"><text:span text:style-name="T26">Task </text:span><text:span text:style-name="T31">3</text:span><text:span text:style-name="T27"> </text:span><text:span text:style-name="T30">(6pts)</text:span></text:p>
      <text:p text:style-name="P22"><text:span text:style-name="T32">Jargon is defined as the set of </text:span>special words or expressions that are used by a particular profession or group and are difficult for others to understand. <text:span text:style-name="T33">Answer the following related to jargon:</text:span></text:p>
      <text:list xml:id="list3004907554" text:style-name="L2">
        <text:list-item>
          <text:p text:style-name="P28">Why does jargon evolve in virtually any human endeavor? </text:p>
        </text:list-item>
        <text:list-item>
          <text:p text:style-name="P29">Is <text:span text:style-name="T34">scientific </text:span>language considered jargon? Explain.</text:p>
        </text:list-item>
        <text:list-item>
          <text:p text:style-name="P28">Compare and contrast “ good” <text:s/>and “ bad” <text:s/>jargon.</text:p>
        </text:list-item>
      </text:list>
      <text:p text:style-name="P16"/>
      <text:p text:style-name="P16"><text:span text:style-name="T25">Task </text:span><text:span text:style-name="T31">4</text:span><text:span text:style-name="T28"> </text:span><text:span text:style-name="T30">(9 pts)</text:span></text:p>
      <text:p text:style-name="P26"><text:span text:style-name="T35">The human circulatory system </text:span><text:span text:style-name="T39">can be thought of as</text:span><text:span text:style-name="T35"> a simple system. Read the </text:span><text:span text:style-name="T39">following </text:span><text:span text:style-name="T35">description </text:span><text:span text:style-name="T39">of this simple system </text:span><text:span text:style-name="T35">and answer the questions below.</text:span></text:p>
      <text:p text:style-name="P24"><text:soft-page-break/>The human circulatory system, <text:span text:style-name="T36">in i</text:span><text:span text:style-name="T37">ts most basic simplified </text:span><text:span text:style-name="T36">form, consists of the </text:span>heart, blood vessels, and <text:span text:style-name="T36">the </text:span>blood. <text:span text:style-name="T36">The circulatory system is used to transport gases (oxygen and carbon dioxide), matter (nutrients and wastes), and heat (energy). </text:span>The walls of the blood vessels and heart separate the internal circulatory system from the external environment.</text:p>
      <text:list xml:id="list2517069736" text:style-name="L3">
        <text:list-item>
          <text:p text:style-name="P32"><text:span text:style-name="Strong_20_Emphasis"><text:span text:style-name="T13">Determine whether each of the following is an input or an output to the system.</text:span></text:span></text:p>
          <text:list>
            <text:list-item>
              <text:p text:style-name="P35">Carbon Dioxide</text:p>
            </text:list-item>
            <text:list-item>
              <text:p text:style-name="P35">Water</text:p>
            </text:list-item>
            <text:list-item>
              <text:p text:style-name="P35">Waste</text:p>
            </text:list-item>
            <text:list-item>
              <text:p text:style-name="P35">Heat</text:p>
            </text:list-item>
            <text:list-item>
              <text:p text:style-name="P32">Oxygen</text:p>
            </text:list-item>
            <text:list-item>
              <text:p text:style-name="P33">Nutrients </text:p>
            </text:list-item>
          </text:list>
        </text:list-item>
      </text:list>
      <text:p text:style-name="P25"/>
      <text:list xml:id="list105920866636664" text:continue-numbering="true" text:style-name="L3">
        <text:list-item>
          <text:p text:style-name="P32"><text:span text:style-name="Strong_20_Emphasis"><text:span text:style-name="T13">Determine whether each of the following is an intensive or extensive property of the system.</text:span></text:span></text:p>
        </text:list-item>
      </text:list>
      <text:list xml:id="list3733970591" text:style-name="L4">
        <text:list-item>
          <text:list>
            <text:list-item>
              <text:p text:style-name="P37">Blood pressure</text:p>
            </text:list-item>
            <text:list-item>
              <text:p text:style-name="P37">Total number of red blood cells</text:p>
            </text:list-item>
            <text:list-item>
              <text:p text:style-name="P37">Oxygen concentration in the blood</text:p>
            </text:list-item>
            <text:list-item>
              <text:p text:style-name="P37">Blood temperature</text:p>
            </text:list-item>
            <text:list-item>
              <text:p text:style-name="P36">Carbon dioxide concentration in the blood</text:p>
            </text:list-item>
            <text:list-item>
              <text:p text:style-name="P37">Total blood volume</text:p>
            </text:list-item>
            <text:list-item>
              <text:p text:style-name="P37"><text:span text:style-name="Strong_20_Emphasis"><text:span text:style-name="T13">Total amount of oxygen transported</text:span></text:span></text:p>
              <text:p text:style-name="P37"><text:span text:style-name="Strong_20_Emphasis"><text:span text:style-name="T13"/></text:span></text:p>
            </text:list-item>
          </text:list>
        </text:list-item>
      </text:list>
      <text:list xml:id="list105920097481656" text:continue-list="list105920866636664" text:style-name="L3">
        <text:list-item>
          <text:p text:style-name="P34"><text:span text:style-name="Strong_20_Emphasis"><text:span text:style-name="T14">Is this an open, closed, or isolated system?</text:span></text:span></text:p>
        </text:list-item>
      </text:list>
      <text:p text:style-name="P20"/>
      <text:p text:style-name="P16"><text:span text:style-name="T25">Task </text:span><text:span text:style-name="T31">5</text:span><text:span text:style-name="T29"> </text:span><text:span text:style-name="T30">(6 pts)</text:span></text:p>
      <text:p text:style-name="P18">Give a definition of the following terms in both English and Spanish:</text:p>
      <text:list xml:id="list3041519879" text:style-name="L5">
        <text:list-item>
          <text:p text:style-name="P30">mass</text:p>
        </text:list-item>
        <text:list-item>
          <text:p text:style-name="P30">charge</text:p>
        </text:list-item>
        <text:list-item>
          <text:p text:style-name="P30">linear momentum</text:p>
        </text:list-item>
        <text:list-item>
          <text:p text:style-name="P30">angular momentum</text:p>
        </text:list-item>
        <text:list-item>
          <text:p text:style-name="P30">energy</text:p>
        </text:list-item>
      </text:list>
      <text:p text:style-name="P16"/>
      <text:p text:style-name="P21">Task <text:span text:style-name="T47">6</text:span> <text:span text:style-name="T46">(6 pts)</text:span></text:p>
      <text:p text:style-name="P17"><text:span text:style-name="T38">Tr</text:span>anslate the <text:span text:style-name="T38">following </text:span>abstract from Spanish <text:span text:style-name="T38">to English.</text:span></text:p>
      <text:p text:style-name="P17"/>
      <text:p text:style-name="P23">En este trabajo se interpretan los daños y colapsos de edificaciones observados en el terremoto del 19 de septiembre 2017 en la Ciudad de México, los que ocurrieron en su mayoría en edificaciones a base</text:p>
      <text:p text:style-name="P23">de marcos que experimentaron el terremoto de 1985. Se encontró que las demandas espectrales para</text:p>
      <text:p text:style-name="P23">registros obtenidos en 1985 y 2017 son comparables, lo que sugiere explicar por qué llegaron a</text:p>
      <text:p text:style-name="P23">colapsos o daños severos en 2017 y no en 1985. Se emplea un índice de daño por sismo, Id, propuesto</text:p>
      <text:p text:style-name="P23">anteriormente por el autor, el cual toma en cuenta el daño por sismo acumulado. Se calculan valores</text:p>
      <text:p text:style-name="P23">de Id para edificaciones considerando registros de 1985 y registros de 2017, así como para el efecto</text:p>
      <text:p text:style-name="P23">combinado de estos registros. Los resultados indican que los colapsos y daños observados en marcos</text:p>
      <text:p text:style-name="P23"><text:soft-page-break/>en 2017, se explican considerando el efecto de daño por sismo acumulado. Se muestra además la</text:p>
      <text:p text:style-name="P23">conveniencia del empleo de edificaciones con muros estructurales para reducir el potencial de daños</text:p>
      <text:p text:style-name="P23">o colapsos ante terremotos fuertes. Se dan recomendaciones de cambios en normativas de</text:p>
      <text:p text:style-name="P23">construcción en la Ciudad de México y en el país.</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2-05T10:59:18.818630794</dc:date>
    <meta:editing-duration>PT11H7M6S</meta:editing-duration>
    <meta:editing-cycles>86</meta:editing-cycles>
    <meta:generator>LibreOffice/7.3.7.2$Linux_X86_64 LibreOffice_project/30$Build-2</meta:generator>
    <meta:document-statistic meta:table-count="1" meta:image-count="1" meta:object-count="0" meta:page-count="3" meta:paragraph-count="65" meta:word-count="787" meta:character-count="4542" meta:non-whitespace-character-count="3841"/>
  </office:meta>
</office:document-meta>
</file>